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  <text:p text:style-name="P13"/>
      <text:p text:style-name="P13">Sun 11/13/16 <text:span text:style-name="T1">3 miles</text:span></text:p>
      <text:p text:style-name="P13">I ran 3 miles out and back on hilly roads in 11:35+10:13+9:34=31:27 or 10:27/mile</text:p>
      <text:p text:style-name="P13"/>
      <text:p text:style-name="P13">Mon 11/14/16 <text:s/><text:span text:style-name="T1">3 miles</text:span></text:p>
      <text:p text:style-name="P13">Same run as yesterday</text:p>
      <text:p text:style-name="P13">Splits: 10:38+9:53+8:43=29:14 or 9:44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5T09:44:32.28</dc:date>
    <dc:creator>James Lombardi</dc:creator>
    <meta:editing-duration>PT11H29M32S</meta:editing-duration>
    <meta:editing-cycles>58</meta:editing-cycles>
    <meta:generator>OpenOffice/4.1.2$Win32 OpenOffice.org_project/412m3$Build-9782</meta:generator>
    <meta:document-statistic meta:table-count="0" meta:image-count="0" meta:object-count="0" meta:page-count="6" meta:paragraph-count="191" meta:word-count="1747" meta:character-count="8441"/>
  </office:meta>
</office:document-meta>
</file>